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7d4" officeooo:paragraph-rsid="0015e7d4"/>
    </style:style>
    <style:style style:name="P2" style:family="paragraph" style:parent-style-name="Standard">
      <style:text-properties officeooo:rsid="0015e7d4" officeooo:paragraph-rsid="0015e7d4"/>
    </style:style>
    <style:style style:name="P3" style:family="paragraph" style:parent-style-name="Standard">
      <style:text-properties officeooo:rsid="0017a878" officeooo:paragraph-rsid="0017a878"/>
    </style:style>
    <style:style style:name="P4" style:family="paragraph" style:parent-style-name="Standard">
      <style:text-properties officeooo:rsid="001a38da" officeooo:paragraph-rsid="001a38da"/>
    </style:style>
    <style:style style:name="P5" style:family="paragraph" style:parent-style-name="Standard">
      <style:text-properties officeooo:rsid="001a38da" officeooo:paragraph-rsid="001c0eaf"/>
    </style:style>
    <style:style style:name="P6" style:family="paragraph" style:parent-style-name="Standard">
      <style:text-properties officeooo:rsid="001a38da" officeooo:paragraph-rsid="001d7fd7"/>
    </style:style>
    <style:style style:name="P7" style:family="paragraph" style:parent-style-name="Standard">
      <style:text-properties officeooo:rsid="0017a878" officeooo:paragraph-rsid="0017a878" fo:background-color="#ffff00"/>
    </style:style>
    <style:style style:name="P8" style:family="paragraph" style:parent-style-name="Standard">
      <style:text-properties officeooo:rsid="001a38da" officeooo:paragraph-rsid="001c0eaf" fo:background-color="#ffff00"/>
    </style:style>
    <style:style style:name="P9" style:family="paragraph" style:parent-style-name="Standard">
      <style:text-properties officeooo:rsid="001a38da" officeooo:paragraph-rsid="001c0eaf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f0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xxx风暴.</text:p>
      <text:p text:style-name="P1"/>
      <text:p text:style-name="P1">工业4.0</text:p>
      <text:p text:style-name="P1"/>
      <text:p text:style-name="P1">流行文化</text:p>
      <text:p text:style-name="P1"/>
      <text:p text:style-name="P1"/>
      <text:p text:style-name="P1">服装定制</text:p>
      <text:p text:style-name="P1"/>
      <text:p text:style-name="P3">角色：</text:p>
      <text:p text:style-name="P3"/>
      <text:p text:style-name="P3">设计师</text:p>
      <text:p text:style-name="P3">用户</text:p>
      <text:p text:style-name="P3">明星设计师,画家</text:p>
      <text:p text:style-name="P3">明星，游戏主播，yy主播，</text:p>
      <text:p text:style-name="P7">智能穿戴设计师，</text:p>
      <text:p text:style-name="P7">珠宝饰品设计师，</text:p>
      <text:p text:style-name="P3">制造商</text:p>
      <text:p text:style-name="P3"/>
      <text:p text:style-name="P3"/>
      <text:p text:style-name="P3">产品：</text:p>
      <text:p text:style-name="P3"/>
      <text:p text:style-name="P4">ｔ恤，印花，<text:span text:style-name="T1">板式</text:span>，</text:p>
      <text:p text:style-name="P4"/>
      <text:p text:style-name="P4">特点：</text:p>
      <text:p text:style-name="P4">社交，开源，主题</text:p>
      <text:p text:style-name="P4"/>
      <text:p text:style-name="P4">客户群体：</text:p>
      <text:p text:style-name="P6">客户：普通，<text:span text:style-name="T1">企业，组织，社区，亲子，情侣，团队，</text:span></text:p>
      <text:p text:style-name="P8">广告主：游戏公司，文化公司，旅游公司，其他公司．</text:p>
      <text:p text:style-name="P8"/>
      <text:p text:style-name="P8"/>
      <text:p text:style-name="P9">首页有一个定制截面，有优秀设计，有注册登录，有明星头像．</text:p>
      <text:p text:style-name="P8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1:21:16.098357889</meta:creation-date>
    <dc:date>2015-04-17T16:16:50.606647466</dc:date>
    <meta:editing-duration>PT47M26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1" meta:paragraph-count="20" meta:word-count="166" meta:character-count="172" meta:non-whitespace-character-count="172"/>
  </office:meta>
</office:document-meta>
</file>